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text-properties officeooo:rsid="000e9952" officeooo:paragraph-rsid="000e9952"/>
    </style:style>
    <style:style style:name="P3" style:family="paragraph" style:parent-style-name="Text_20_body">
      <style:text-properties officeooo:rsid="000fa58c" officeooo:paragraph-rsid="000fa58c"/>
    </style:style>
    <style:style style:name="T1" style:family="text">
      <style:text-properties officeooo:rsid="000e2933"/>
    </style:style>
    <style:style style:name="T2" style:family="text">
      <style:text-properties officeooo:rsid="000e540c"/>
    </style:style>
    <style:style style:name="T3" style:family="text">
      <style:text-properties officeooo:rsid="000fa58c"/>
    </style:style>
    <style:style style:name="T4" style:family="text">
      <style:text-properties officeooo:rsid="00115c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pilogue acte 1 :</text:p>
      <text:h text:style-name="Heading_20_1" text:outline-level="1">Objectif :</text:h>
      <text:p text:style-name="Standard">Terminer l'acte 1 de la campagne par une scène sociale intéressante pour tous les personnages, et avec une mise en scène soignée, au cours de laquelle les actions réelles sembleront se refléter dans la pièce de théâtre jouée. <text:span text:style-name="T1">Évidemment</text:span>, la chute verra un plot twist changeant dramatiquement le résultat.</text:p>
      <text:p text:style-name="Standard"/>
      <text:h text:style-name="Heading_20_1" text:outline-level="1">Contexte:</text:h>
      <text:p text:style-name="Standard">l'acte 1 présente les différents personnages de la province de Naishô, et lance les intrigues et luttes qui serviront de base pour l'acte 2 et peut-être 3.</text:p>
      <text:p text:style-name="Standard">Parmi les éléments important, on trouve:</text:p>
      <text:p text:style-name="Standard"><text:tab/>-les manigances d'Ikoma Shikei pour déclencher un conflit, se manifestant de deux manières : en tentant de pousser les deux clans principaux à la faute en répondant à ses provocations récurrentes, mais discrètes, et en poussant Bayushi Ichiro à s'en prendre à lui en s'intéressant de près à l'élue de son coeur : Doji Ronshôko</text:p>
      <text:p text:style-name="Standard"><text:tab/>-les intrigues de Bayushi Itaru, qui tente de pousser la grue et les clans mineurs à la faute également, principalement en les mettant volontairement dans des situations difficiles dans lesquels il compte sur son talent pour <text:s/>progresser. La représentation théâtrale sert ainsi à cacher le vol de certains éléments au clan de la grue, et les tractations en cours avec la pègre de la ville.</text:p>
      <text:p text:style-name="Standard"><text:tab/>-l'arrivée de l'araignée sur la scène de la province</text:p>
      <text:p text:style-name="Standard"><text:tab/>-le retour de l'ombre de la guerre sur la province, avec la nouvelle de la mort de l'empereur Toturi III, et l'augmentation importante de la violence tant sociale que physique à la cours.</text:p>
      <text:h text:style-name="Heading_20_1" text:outline-level="1">La pièce de théâtre:</text:h>
      <text:p text:style-name="Standard">La court de Shiro no Hasui est une pièce classique du répertoire Rokugani. Elle décrit l'histoire de deux jeunes amants, follement épris l'un de l'autre, au mépris du conflit entre leurs deux clans (qui ne sont traditionellement jamais nommés, chaque metteur en scène sous-entendant ce qui l'arrange) : Miko et Tadasuke. Elle a la particularité d'être jouée du point de vue de Miko, ce qui est assez inhabituel pour être souligné.</text:p>
      <text:h text:style-name="Heading_20_2" text:outline-level="2">Le premier acte de la pièce:</text:h>
      <text:h text:style-name="Heading_20_3" text:outline-level="3">Résumé</text:h>
      <text:p text:style-name="Standard">Cette partie présente les personnages, introduisant les deux jeunes samurai, qui tombent éperdument amoureux l'un de l'autre. On y présente également le problème majeur : miko est la fille unique du vieux daimyo de la province, quand Tadasuke est un bushi d'un clan qui convoite cette province depuis des générations. L'histoire de la province est parsemée d'exemple de cette lutte à mort, seulement calmée dans les dernières générations. </text:p>
      <text:h text:style-name="Heading_20_3" text:outline-level="3">Personnages :</text:h>
      <text:p text:style-name="Standard">Miko, Tadasuke, le seigneur de la province, l'oncle de Tadasuke qui l'a élevé, </text:p>
      <text:h text:style-name="Heading_20_3" text:outline-level="3">scènes:</text:h>
      <text:p text:style-name="Text_20_body">Rencontre des protagonistes (mise en parallèle avec l'entrée des spectateurs)</text:p>
      <text:p text:style-name="Text_20_body"><text:soft-page-break/>Première oeillades (première intrigues)</text:p>
      <text:p text:style-name="Text_20_body">Les personnages principaux s'avouent leur amour par un échange de lettre passionnées (les spectateurs échangent pareillement des messages).</text:p>
      <text:h text:style-name="Heading_20_3" text:outline-level="3">Intrigues entreprises :</text:h>
      <text:p text:style-name="Text_20_body">-Un agent de bayushi Itaru, Ichiro s'infiltre lors de l'acte 1 dans les appartements de la grue pour y voler des documents importants.</text:p>
      <text:p text:style-name="Text_20_body">-Kuzeshige arrive au théâtre, afin de rencontrer Itaru et de négocier son éventuelle intervention dans le conflit qui s'annonce. <text:span text:style-name="T2">Il se place près de Pjs.</text:span></text:p>
      <text:p text:style-name="Text_20_body">-Ikoma Shikei se place de manière à irriter les grues, juste à côté de Soji Ronshôkô, ce qui aura plusieurs effets plus tards.</text:p>
      <text:p text:style-name="Text_20_body">-<text:span text:style-name="T1">Le chef du groupe de l’araignée arrive à la représentation au milieu de l’acte 1. Il porte une tenue correcte, et semble avoir une place réservée par un de ses hommes.</text:span></text:p>
      <text:h text:style-name="Heading_20_2" text:outline-level="2">Acte 2 : le drame</text:h>
      <text:h text:style-name="Heading_20_3" text:outline-level="3">Résumé :</text:h>
      <text:p text:style-name="P2">Cet acte présente en parallèle la relation du jeune couple d’une part, et les tensions croissantes entre leurs clans d’autre part. C’est à la fin de cet acte que la guerre se déclenche, suite à la découverte de cette relation par l’oncle de Tadasuke.</text:p>
      <text:h text:style-name="Heading_20_3" text:outline-level="3">Scènes importantes</text:h>
      <text:p text:style-name="P2">Les couloirs du palais :</text:p>
      <text:p text:style-name="P2">Se relaient dans les couloirs <text:s/>du palais le jeune couple dont on comprend bien qu’ils sont éperdument amoureux l’un de l’autre, mais aussi les délégations dont chacune indique clairement sa méfiance à l’égard des autres, tout en proclamant chacune ouvertement sa confiance aveugle. Au milieu de tout cela, les domestiques servent de comic relief, apportant discrètement leurs commentaires sur la situation, avec un point de vue proche de celui des spectateurs.</text:p>
      <text:p text:style-name="P2">Dialogue devant la court :</text:p>
      <text:p text:style-name="P2">Les deux personnages principaux se retrouvent à discourir, chacun pour son clan devant la court de la province, afin de défendre les intérêts de leurs clans respectifs. Ils se débrouillent très bien, et semblent rapprocher les deux familles au cours de leurs discours. Plusieurs sous-entendus discrets sont utilisés par l’un et l’autre, sans que les autres protagonistes ne semblent s’en rendre compte. Sauf un, relativement neu<text:span text:style-name="T3">tr</text:span>e par ailleurs <text:span text:style-name="T3">(il représente Ikoma Shikei dans la pièce).</text:span></text:p>
      <text:p text:style-name="P2">La découverte :</text:p>
      <text:p text:style-name="P3">Au cours d’une promenade dans les jardins, les deux amants sont découverts par l’oncle suite à la dénonciation du personnage introduit plus haut, et ce alors même qu’ils s’avouent mutuellement leur amour.</text:p>
      <text:p text:style-name="P3">L’acte se termine sur la découverte de ceci par l’oncle, qui frappé de stupeur, s’effondre.</text:p>
      <text:h text:style-name="Heading_20_2" text:outline-level="2">Intrigues entreprises</text:h>
      <text:p text:style-name="P3">-Ikoma Shikei tente de se rapprocher de Doji Ronshôko après le retour d’Ichiro, et ce afin de le pousser à la faute.</text:p>
      <text:p text:style-name="P3"><text:soft-page-break/>-<text:span text:style-name="T4">celui-ci délivre son rapport à Itaru, indiquant globalement les informations trouvées par les joueurs dans la séance précédente.</text:span></text:p>
      <text:p text:style-name="P3">-<text:span text:style-name="T4">autres intrigues mine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officeooo:rsid="000fa58c"/>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4pt"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robin</meta:initial-creator>
    <meta:creation-date>2018-02-04T20:24:20.91</meta:creation-date>
    <dc:date>2018-05-12T21:49:32.303000000</dc:date>
    <meta:editing-duration>PT36M16S</meta:editing-duration>
    <meta:editing-cycles>13</meta:editing-cycles>
    <meta:generator>LibreOffice/4.4.4.3$Windows_x86 LibreOffice_project/2c39ebcf046445232b798108aa8a7e7d89552ea8</meta:generator>
    <meta:document-statistic meta:table-count="0" meta:image-count="0" meta:object-count="0" meta:page-count="3" meta:paragraph-count="41" meta:word-count="858" meta:character-count="5266" meta:non-whitespace-character-count="4441"/>
  </office:meta>
</office:document-meta>
</file>